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98a0" officeooo:paragraph-rsid="001298a0"/>
    </style:style>
    <style:style style:name="P2" style:family="paragraph" style:parent-style-name="Standard">
      <style:text-properties fo:font-weight="bold" officeooo:rsid="001298a0" officeooo:paragraph-rsid="001298a0" style:font-weight-asian="bold" style:font-weight-complex="bold"/>
    </style:style>
    <style:style style:name="P3" style:family="paragraph" style:parent-style-name="Standard">
      <style:text-properties fo:font-weight="bold" officeooo:rsid="001483e7" officeooo:paragraph-rsid="001483e7" style:font-weight-asian="bold" style:font-weight-complex="bold"/>
    </style:style>
    <style:style style:name="P4" style:family="paragraph" style:parent-style-name="Standard">
      <style:text-properties fo:font-weight="bold" officeooo:rsid="0015f229" officeooo:paragraph-rsid="0015f229" style:font-weight-asian="bold" style:font-weight-complex="bold"/>
    </style:style>
    <style:style style:name="P5" style:family="paragraph" style:parent-style-name="Standard">
      <style:text-properties fo:font-weight="bold" officeooo:rsid="001e50d1" officeooo:paragraph-rsid="001e50d1" style:font-weight-asian="bold" style:font-weight-complex="bold"/>
    </style:style>
    <style:style style:name="P6" style:family="paragraph" style:parent-style-name="Standard">
      <style:text-properties fo:font-weight="bold" officeooo:rsid="00200e42" officeooo:paragraph-rsid="00200e42" style:font-weight-asian="bold" style:font-weight-complex="bold"/>
    </style:style>
    <style:style style:name="P7" style:family="paragraph" style:parent-style-name="Standard">
      <style:text-properties officeooo:rsid="001483e7" officeooo:paragraph-rsid="001483e7"/>
    </style:style>
    <style:style style:name="P8" style:family="paragraph" style:parent-style-name="Standard">
      <style:text-properties fo:font-weight="normal" officeooo:rsid="001483e7" officeooo:paragraph-rsid="001483e7" style:font-weight-asian="normal" style:font-weight-complex="normal"/>
    </style:style>
    <style:style style:name="P9" style:family="paragraph" style:parent-style-name="Standard">
      <style:text-properties officeooo:paragraph-rsid="001483e7"/>
    </style:style>
    <style:style style:name="P10" style:family="paragraph" style:parent-style-name="Standard">
      <style:text-properties officeooo:rsid="0015f229" officeooo:paragraph-rsid="0015f229"/>
    </style:style>
    <style:style style:name="P11" style:family="paragraph" style:parent-style-name="Standard">
      <style:text-properties officeooo:rsid="00176bc3" officeooo:paragraph-rsid="00176bc3"/>
    </style:style>
    <style:style style:name="P12" style:family="paragraph" style:parent-style-name="Standard">
      <style:text-properties style:font-name="sans-serif" fo:font-size="11.25pt" fo:font-weight="bold" officeooo:rsid="001d4b6f" officeooo:paragraph-rsid="001d4b6f" style:font-weight-asian="bold" style:font-weight-complex="bold"/>
    </style:style>
    <style:style style:name="P13" style:family="paragraph" style:parent-style-name="Standard">
      <style:text-properties style:font-name="sans-serif" fo:font-size="11.25pt" officeooo:rsid="001b9f6d" officeooo:paragraph-rsid="001b9f6d"/>
    </style:style>
    <style:style style:name="P14" style:family="paragraph" style:parent-style-name="Standard">
      <style:text-properties style:font-name="sans-serif" fo:font-size="11.25pt" officeooo:paragraph-rsid="001af1f7"/>
    </style:style>
    <style:style style:name="P15" style:family="paragraph" style:parent-style-name="Standard">
      <style:text-properties style:font-name="sans-serif" fo:font-size="11.25pt" officeooo:rsid="001d4b6f" officeooo:paragraph-rsid="001d4b6f"/>
    </style:style>
    <style:style style:name="P16" style:family="paragraph" style:parent-style-name="Standard">
      <style:text-properties style:font-name="Liberation Serif" officeooo:rsid="001483e7" officeooo:paragraph-rsid="001483e7"/>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text-properties style:font-name="Liberation Serif" fo:font-size="12pt" officeooo:paragraph-rsid="00176bc3" style:font-size-asian="12pt" style:font-size-complex="12pt"/>
    </style:style>
    <style:style style:name="P19" style:family="paragraph" style:parent-style-name="Standard">
      <style:text-properties style:font-name="Liberation Serif" fo:font-size="12pt" officeooo:rsid="001af1f7" officeooo:paragraph-rsid="001af1f7" style:font-size-asian="12pt" style:font-size-complex="12pt"/>
    </style:style>
    <style:style style:name="P20" style:family="paragraph" style:parent-style-name="Standard">
      <style:text-properties style:font-name="Liberation Serif" fo:font-size="12pt" officeooo:rsid="001b9f6d" officeooo:paragraph-rsid="001b9f6d" style:font-size-asian="12pt" style:font-size-complex="12pt"/>
    </style:style>
    <style:style style:name="P21" style:family="paragraph" style:parent-style-name="Standard">
      <style:text-properties style:font-name="Liberation Serif" fo:font-size="12pt" fo:font-weight="bold" style:font-size-asian="12pt" style:font-weight-asian="bold" style:font-size-complex="12pt" style:font-weight-complex="bold"/>
    </style:style>
    <style:style style:name="P22" style:family="paragraph" style:parent-style-name="Standard">
      <style:text-properties style:font-name="Liberation Serif" fo:font-size="12pt" fo:font-weight="bold" officeooo:rsid="001b9f6d" officeooo:paragraph-rsid="001b9f6d" style:font-size-asian="12pt" style:font-weight-asian="bold" style:font-size-complex="12pt" style:font-weight-complex="bold"/>
    </style:style>
    <style:style style:name="P23" style:family="paragraph" style:parent-style-name="Standard">
      <style:text-properties officeooo:rsid="001d6a92" officeooo:paragraph-rsid="001d6a92"/>
    </style:style>
    <style:style style:name="P24" style:family="paragraph" style:parent-style-name="Standard">
      <style:text-properties officeooo:rsid="001e50d1" officeooo:paragraph-rsid="001e50d1"/>
    </style:style>
    <style:style style:name="P25" style:family="paragraph" style:parent-style-name="Standard">
      <style:text-properties officeooo:rsid="001f28d5" officeooo:paragraph-rsid="001f28d5"/>
    </style:style>
    <style:style style:name="P26" style:family="paragraph" style:parent-style-name="Standard">
      <style:text-properties officeooo:rsid="00200e42" officeooo:paragraph-rsid="00200e42"/>
    </style:style>
    <style:style style:name="P27" style:family="paragraph" style:parent-style-name="Standard">
      <style:text-properties style:font-name="Liberation Serif" fo:font-size="12pt" officeooo:rsid="0015f229" officeooo:paragraph-rsid="001483e7" style:font-size-asian="12pt" style:font-size-complex="12pt"/>
    </style:style>
    <style:style style:name="P28" style:family="paragraph" style:parent-style-name="Standard">
      <style:text-properties style:font-name="Liberation Serif" fo:font-size="12pt" officeooo:rsid="0015f229" officeooo:paragraph-rsid="0015f229" style:font-size-asian="12pt" style:font-size-complex="12pt"/>
    </style:style>
    <style:style style:name="P29" style:family="paragraph" style:parent-style-name="Standard">
      <style:text-properties officeooo:rsid="001298a0" officeooo:paragraph-rsid="00217efb"/>
    </style:style>
    <style:style style:name="P30" style:family="paragraph" style:parent-style-name="Standard">
      <style:text-properties officeooo:rsid="00200e42" officeooo:paragraph-rsid="00200e42"/>
    </style:style>
    <style:style style:name="P31" style:family="paragraph" style:parent-style-name="Standard">
      <style:text-properties officeooo:rsid="0021f133" officeooo:paragraph-rsid="0021f133"/>
    </style:style>
    <style:style style:name="P32" style:family="paragraph" style:parent-style-name="Standard">
      <style:text-properties officeooo:paragraph-rsid="0021f133"/>
    </style:style>
    <style:style style:name="P33" style:family="paragraph" style:parent-style-name="Standard">
      <style:text-properties officeooo:rsid="00231b49" officeooo:paragraph-rsid="00231b49"/>
    </style:style>
    <style:style style:name="P34" style:family="paragraph" style:parent-style-name="Standard">
      <style:text-properties fo:font-weight="bold" officeooo:rsid="00231b49" officeooo:paragraph-rsid="00231b49" style:font-weight-asian="bold" style:font-weight-complex="bold"/>
    </style:style>
    <style:style style:name="P35" style:family="paragraph" style:parent-style-name="Standard">
      <style:text-properties fo:font-weight="bold" officeooo:rsid="0023a4a3" officeooo:paragraph-rsid="0023a4a3" style:font-weight-asian="bold" style:font-weight-complex="bold"/>
    </style:style>
    <style:style style:name="P36" style:family="paragraph" style:parent-style-name="Standard">
      <style:text-properties officeooo:rsid="0023a4a3" officeooo:paragraph-rsid="0023a4a3"/>
    </style:style>
    <style:style style:name="P37" style:family="paragraph" style:parent-style-name="Standard">
      <style:text-properties officeooo:paragraph-rsid="0023a4a3"/>
    </style:style>
    <style:style style:name="T1" style:family="text">
      <style:text-properties officeooo:rsid="001483e7"/>
    </style:style>
    <style:style style:name="T2" style:family="text">
      <style:text-properties fo:font-weight="normal" officeooo:rsid="001483e7" style:font-weight-asian="normal" style:font-weight-complex="normal"/>
    </style:style>
    <style:style style:name="T3" style:family="text">
      <style:text-properties fo:font-weight="normal" officeooo:rsid="0015f229" style:font-weight-asian="normal" style:font-weight-complex="normal"/>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15f229" style:font-size-asian="12pt" style:font-size-complex="12pt"/>
    </style:style>
    <style:style style:name="T6" style:family="text">
      <style:text-properties style:font-name="Liberation Serif" fo:font-size="12pt" officeooo:rsid="00190d3f" style:font-size-asian="12pt" style:font-size-complex="12pt"/>
    </style:style>
    <style:style style:name="T7" style:family="text">
      <style:text-properties style:font-name="Liberation Serif" fo:font-size="12pt" officeooo:rsid="001d6a92" style:font-size-asian="12pt" style:font-size-complex="12pt"/>
    </style:style>
    <style:style style:name="T8" style:family="text">
      <style:text-properties officeooo:rsid="0015f229"/>
    </style:style>
    <style:style style:name="T9" style:family="text">
      <style:text-properties officeooo:rsid="00176bc3"/>
    </style:style>
    <style:style style:name="T10" style:family="text">
      <style:text-properties officeooo:rsid="001b9f6d"/>
    </style:style>
    <style:style style:name="T11" style:family="text">
      <style:text-properties officeooo:rsid="001d4b6f"/>
    </style:style>
    <style:style style:name="T12" style:family="text">
      <style:text-properties style:font-size-asian="12pt" style:font-size-complex="12pt"/>
    </style:style>
    <style:style style:name="T13" style:family="text">
      <style:text-properties officeooo:rsid="001b9f6d" style:font-size-asian="12pt" style:font-size-complex="12pt"/>
    </style:style>
    <style:style style:name="T14" style:family="text">
      <style:text-properties officeooo:rsid="001e50d1"/>
    </style:style>
    <style:style style:name="T15" style:family="text">
      <style:text-properties officeooo:rsid="00200e42"/>
    </style:style>
    <style:style style:name="T16" style:family="text">
      <style:text-properties officeooo:rsid="00217efb"/>
    </style:style>
    <style:style style:name="T17" style:family="text">
      <style:text-properties officeooo:rsid="0021b9c9"/>
    </style:style>
    <style:style style:name="T18" style:family="text">
      <style:text-properties officeooo:rsid="0021f133"/>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21f133" style:font-size-asian="12pt" style:font-size-complex="12pt"/>
    </style:style>
    <style:style style:name="T21" style:family="text">
      <style:text-properties style:font-name="Liberation Serif" fo:font-size="12pt" officeooo:rsid="00231b49" style:font-size-asian="12pt" style:font-size-complex="12pt"/>
    </style:style>
    <style:style style:name="T22" style:family="text">
      <style:text-properties style:font-name="Liberation Serif" fo:font-size="12pt" officeooo:rsid="0023a4a3" style:font-size-asian="12pt" style:font-size-complex="12pt"/>
    </style:style>
    <style:style style:name="T23" style:family="text">
      <style:text-properties style:font-name="Liberation Serif" fo:font-size="12pt" officeooo:rsid="0023db2d" style:font-size-asian="12pt" style:font-size-complex="12pt"/>
    </style:style>
    <style:style style:name="T24" style:family="text">
      <style:text-properties officeooo:rsid="0023a4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01 – <text:span text:style-name="T16">A</text:span>tividade que engloba o exame das operações, processos, sistemas e responsabilidades gerenciais de uma determinada entidade, com o intuito de verificar sua conformidade com certos objetivos e políticas institucionais, orçamentos, regras, normas e padrões. </text:p>
      <text:p text:style-name="P29">A qual atividade o texto acima se refere?</text:p>
      <text:p text:style-name="P1"/>
      <text:p text:style-name="P1">A – Avaliação</text:p>
      <text:p text:style-name="P1">B – Análise</text:p>
      <text:p text:style-name="P2">C – Auditoria</text:p>
      <text:p text:style-name="P1">D – <text:span text:style-name="T8">Assistência</text:span></text:p>
      <text:p text:style-name="P1">E – Desenvolvimento</text:p>
      <text:p text:style-name="P1"/>
      <text:p text:style-name="P1">02 – Função administrativa exercida pelo auditor de sistemas, que valida as demais funções administrativas – planejamento, execução e controle, ou seja, todos os procedimentos internos instituídos pela empresa com o objetivo de evitar a ocorrência de falhas involuntárias ou dolosas. De qual função estamos falando?</text:p>
      <text:p text:style-name="P1"/>
      <text:p text:style-name="P1">A – Gestão <text:span text:style-name="T1">Administrativa</text:span></text:p>
      <text:p text:style-name="P7">B – Controle Externo</text:p>
      <text:p text:style-name="P7">C – Autoavaliação</text:p>
      <text:p text:style-name="P3">D – Controle Interno</text:p>
      <text:p text:style-name="P8">E – Controle de qualidade</text:p>
      <text:p text:style-name="P8"/>
      <text:p text:style-name="P9"><text:span text:style-name="T2">03</text:span><text:span text:style-name="T3"> – </text:span><text:span text:style-name="T4">Planejamento organizacional e todos os métodos e procedimentos adotados dentro de uma empresa, a fim de salvaguardar seus ativos, verificar a adequação e o suporte dos dados contábeis, promover a eficiência operacional e encorajar a aderência às políticas definidas pela direção, com o objetivo de evitar FRAUDES, ERROS, INEFICIÊNCIAS e CRISES nas empresas. </text:span><text:span text:style-name="T5">Os princípios citados correspondem a:</text:span></text:p>
      <text:p text:style-name="P27"/>
      <text:p text:style-name="P10"><text:span text:style-name="T4">A – </text:span><text:span text:style-name="T6">Sistema Operacional</text:span></text:p>
      <text:p text:style-name="P28">B – <text:span text:style-name="T17">Sistema de Gestão</text:span></text:p>
      <text:p text:style-name="P4"><text:span text:style-name="T4">C – </text:span><text:span text:style-name="T6">Sistema de Controle Interno</text:span></text:p>
      <text:p text:style-name="P28">D – <text:span text:style-name="T17">Sistema Especialista</text:span></text:p>
      <text:p text:style-name="P28">E – <text:span text:style-name="T17">Sistema de Controle de Dados</text:span></text:p>
      <text:p text:style-name="P16"/>
      <text:p text:style-name="P18"><text:span text:style-name="T9">04 - </text:span>Considere um sistema no qual existe um conjunto de informações disponível para um determinado grupo de usuários denominados “auditores”. Após várias consultas com respostas corretas, em um determinado momento, um usuário pertencente ao grupo “auditores” acessa o sistema em busca de uma informação e recebe, como resposta à sua consulta, uma informação completamente diferente da desejada. Neste caso houve uma falha na segurança da informação para este sistema na propriedade relacionada à:</text:p>
      <text:p text:style-name="P18"/>
      <text:p text:style-name="P17">a) Confidencialidade </text:p>
      <text:p text:style-name="P21">b) Integridade </text:p>
      <text:p text:style-name="P17">c) Auditoria </text:p>
      <text:p text:style-name="P17">d) Disponibilidade </text:p>
      <text:p text:style-name="P17">e) Privacidade </text:p>
      <text:p text:style-name="P17"/>
      <text:p text:style-name="P19"/>
      <text:p text:style-name="P19"/>
      <text:p text:style-name="P19"/>
      <text:p text:style-name="P19"/>
      <text:p text:style-name="P19"><text:soft-page-break/>05<text:span text:style-name="T10"> – Controle que inclui a separação convencional de funções ou responsabilidades. O estabelecimento de objetivos e metas de segurança de informação, planos orçamentários, seleção de pessoal, desenvolvimento e implementação de medidas corretivas para os desvios de políticas e padrões estipulados para o processo de gerenciamento. As características citadas correspondem a qual tipo de controle?</text:span></text:p>
      <text:p text:style-name="P19"/>
      <text:p text:style-name="P22">A – Controle Administrativo e Gerência</text:p>
      <text:p text:style-name="P20">B – Controle de Saída e Emissão de Relatórios</text:p>
      <text:p text:style-name="P20">C – Controle de Segurança e Privacidade</text:p>
      <text:p text:style-name="P20">D – Controle de Processamento</text:p>
      <text:p text:style-name="P20">E – Controle de Gravação</text:p>
      <text:p text:style-name="P14"/>
      <text:p text:style-name="P13">06 – O Controle de Segurança e Privacidade mostra um estado oculto e fora do alcance de algum grupo particular em ambiente de computação, programas, aplicativos, dados e/ou equipamentos e informações pertencentes a pessoas restritas a certas funções. As propriedades deste tipo de controle são:</text:p>
      <text:p text:style-name="P13"/>
      <text:p text:style-name="P13">A – Sigilo, Integridade, Computabilidade, <text:span text:style-name="T11">Auditoriabilidade, Contabilidade</text:span></text:p>
      <text:p text:style-name="P12">B – Integridade, Sigilo, Contabilidade, Auditoriabilidade, Disponibilidade</text:p>
      <text:p text:style-name="P15">C – Sigilo, Disponibilidade, Responsabilidade, Integridade, Contabilidade</text:p>
      <text:p text:style-name="P15">D – <text:span text:style-name="T4">Confidencialidade, Sigilo, Integridade, Auditoriabilidade, Disponibilidade</text:span></text:p>
      <text:p text:style-name="P15"><text:span text:style-name="T4">E </text:span><text:span text:style-name="T7"><text:s/>– </text:span><text:span text:style-name="T13">Sigilo, Integridade, </text:span><text:span text:style-name="T12">Privacidade,</text:span><text:span text:style-name="T13"> Computabilidade, </text:span><text:span text:style-name="T12">Auditoriabilidade</text:span></text:p>
      <text:p text:style-name="P11"/>
      <text:p text:style-name="P23">07 – <text:span text:style-name="T14">Envolve o uso de software aplicativo em ambiente batch, que pode processar, além de simulação paralela, uma variedade de funções de auditoria e nos formatos que o auditor desejar. As funções são tais como extração de dados de amostra, testes globais, geração de dados estatísticos para análise, sumarização, composição de um outro arquivo a partir de um arquivo mestre de dados, apontamento de duplicidade de registros ou sequência incorreta, entre outras. A descrição feita acima é correspondente a:</text:span></text:p>
      <text:p text:style-name="P23"/>
      <text:p text:style-name="P24">A – Softwares Especializados</text:p>
      <text:p text:style-name="P24">B – Programas Utilitários</text:p>
      <text:p text:style-name="P5">C – Softwares Generalistas</text:p>
      <text:p text:style-name="P24">D – Gerenciadores de Arquivos</text:p>
      <text:p text:style-name="P24">E – Sistemas Operacionais</text:p>
      <text:p text:style-name="P24"/>
      <text:p text:style-name="P25">08 – <text:span text:style-name="T15">Durante o processo de auditoria, o auditor precisa analisar e prever possíveis e prováveis ameaças ao sistema da organização, evitando assim catástrofes iminentes ao sistema interno. Qual o nome dado à metodologia adotada pelos auditores de TI para saber, com antecedência, quais as ameaças puras ou prováveis em um ambiente de tecnologia de informação de uma organização?</text:span></text:p>
      <text:p text:style-name="P25"/>
      <text:p text:style-name="P26">A – Análise de Utilidades</text:p>
      <text:p text:style-name="P26">B - Análise de Erros</text:p>
      <text:p text:style-name="P26">C – Análise de Controle</text:p>
      <text:p text:style-name="P6">D – Análise de Risco</text:p>
      <text:p text:style-name="P26">E – Análise de Catástrofes</text:p>
      <text:p text:style-name="P26"/>
      <text:p text:style-name="P32"/>
      <text:p text:style-name="P32"/>
      <text:p text:style-name="P32"/>
      <text:p text:style-name="P32"/>
      <text:p text:style-name="P32"/>
      <text:p text:style-name="P32"/>
      <text:p text:style-name="P32"><text:soft-page-break/><text:span text:style-name="T18">09 – Muitas vezes o auditor de sistemas opta por recorrer a softwares para executar funções mais comuns de processamento. </text:span><text:span text:style-name="T4">Por exemplo: sortear arquivo, sumarizar, concatenar, gerar relatórios. </text:span></text:p>
      <text:p text:style-name="P32"><text:span text:style-name="T20">Geralmente, bancos de dados (SQL, DBase2),possuem estes recursos. Vale ressaltar que estes softwares geralmente não são desenvolvidos para executar funções de auditoria, não tendo recursos c</text:span><text:span text:style-name="T4">omo verificação de totais de controles ou gravação das trilhas de auditoria. </text:span><text:span text:style-name="T21">Qual é o nome dado aos sistemas deste tipo?</text:span></text:p>
      <text:p text:style-name="P31"><text:span text:style-name="T4"/></text:p>
      <text:p text:style-name="P33"><text:span text:style-name="T4">A – Software Aplicativo</text:span></text:p>
      <text:p text:style-name="P33"><text:span text:style-name="T4">B – Software Especialista</text:span></text:p>
      <text:p text:style-name="P34"><text:span text:style-name="T4">C – Programas Utilitários</text:span></text:p>
      <text:p text:style-name="P33"><text:span text:style-name="T4">D – Programas de Análise</text:span></text:p>
      <text:p text:style-name="P33"><text:span text:style-name="T4">E – Programas de Pesquisa</text:span></text:p>
      <text:p text:style-name="P31"/>
      <text:p text:style-name="P31"/>
      <text:p text:style-name="P37"><text:span text:style-name="T24">10 – Dentro da auditoria de sistemas, o auditor pode usar de várias técnicas. Dentre elas, temos uma técnica que e</text:span><text:span text:style-name="T4">nvolve o uso de um conjunto de dados de entrada especialmente preparado com o objetivo de testar os controles programados e os controles de sistema aplicativo. </text:span><text:span text:style-name="T22">P</text:span><text:span text:style-name="T4">ara que essa técnica seja efetiva, </text:span><text:span text:style-name="T22">é </text:span><text:span text:style-name="T4">necessário incluir várias possibilidades de testes e combinações de transações no arquivo mestre das situações vividas na vida real das empresas. </text:span><text:span text:style-name="T22">Qual o nome dado a esta técnica?</text:span></text:p>
      <text:p text:style-name="P37"><text:span text:style-name="T22"/></text:p>
      <text:p text:style-name="P36"><text:span text:style-name="T4">A – </text:span><text:span text:style-name="T23">Data Minning</text:span></text:p>
      <text:p text:style-name="P36"><text:span text:style-name="T4">B – </text:span><text:span text:style-name="T23">Time Test</text:span></text:p>
      <text:p text:style-name="P36"><text:span text:style-name="T4">C – </text:span><text:span text:style-name="T23">Memory Check</text:span></text:p>
      <text:p text:style-name="P35"><text:span text:style-name="T4">D – </text:span><text:span text:style-name="T23">Test Check</text:span></text:p>
      <text:p text:style-name="P36"><text:span text:style-name="T4">E –</text:span><text:span text:style-name="T23"> Database Test</text:span></text:p>
      <text:p text:style-name="P36"><text:span text:style-name="T23"/></text:p>
      <text:p text:style-name="P37"><text:span text:style-name="T4"/></text:p>
      <text:p text:style-name="P37"><text:span text:style-name="T4"/></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0:58:51.951000000</meta:creation-date>
    <dc:date>2017-07-10T23:26:28.272000000</dc:date>
    <meta:editing-duration>PT3H32M8S</meta:editing-duration>
    <meta:editing-cycles>12</meta:editing-cycles>
    <meta:generator>LibreOffice/5.2.7.2$Windows_x86 LibreOffice_project/2b7f1e640c46ceb28adf43ee075a6e8b8439ed10</meta:generator>
    <meta:document-statistic meta:table-count="0" meta:image-count="0" meta:object-count="0" meta:page-count="3" meta:paragraph-count="62" meta:word-count="790" meta:character-count="5461" meta:non-whitespace-character-count="4671"/>
  </office:meta>
</office:document-meta>
</file>